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 style:list-style-name="L1">
      <style:text-properties fo:font-size="16pt" fo:font-weight="bold" officeooo:paragraph-rsid="001a6de9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style:font-size-asian="16pt" style:font-size-complex="16pt"/>
    </style:style>
    <style:style style:name="P4" style:family="paragraph" style:parent-style-name="Standard" style:list-style-name="L1">
      <style:text-properties fo:font-size="16pt" style:font-size-asian="16pt" style:font-size-complex="16pt"/>
    </style:style>
    <style:style style:name="P5" style:family="paragraph" style:parent-style-name="Standard" style:list-style-name="L1">
      <style:text-properties fo:font-size="16pt" officeooo:paragraph-rsid="001a6de9" style:font-size-asian="16pt" style:font-size-complex="16pt"/>
    </style:style>
    <style:style style:name="P6" style:family="paragraph" style:parent-style-name="Standard" style:list-style-name="L2">
      <style:text-properties fo:font-size="16pt" style:font-size-asian="16pt" style:font-size-complex="16pt"/>
    </style:style>
    <style:style style:name="P7" style:family="paragraph" style:parent-style-name="Standard">
      <style:text-properties fo:font-size="16pt" officeooo:rsid="001db125" officeooo:paragraph-rsid="001db125" style:font-size-asian="16pt" style:font-size-complex="16pt"/>
    </style:style>
    <style:style style:name="P8" style:family="paragraph" style:parent-style-name="Standard">
      <style:text-properties fo:font-size="16pt" officeooo:paragraph-rsid="001db125" style:font-size-asian="16pt" style:font-size-complex="16pt"/>
    </style:style>
    <style:style style:name="P9" style:family="paragraph" style:parent-style-name="Standard">
      <style:text-properties fo:font-size="16pt" officeooo:paragraph-rsid="0024fbf8" style:font-size-asian="16pt" style:font-size-complex="16pt"/>
    </style:style>
    <style:style style:name="T1" style:family="text">
      <style:text-properties officeooo:rsid="0017e9c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df81b" style:font-weight-asian="bold" style:font-weight-complex="bold"/>
    </style:style>
    <style:style style:name="T4" style:family="text">
      <style:text-properties fo:font-weight="bold" officeooo:rsid="001db125" style:font-weight-asian="bold" style:font-weight-complex="bold"/>
    </style:style>
    <style:style style:name="T5" style:family="text">
      <style:text-properties fo:font-weight="bold" officeooo:rsid="001a6de9" style:font-weight-asian="bold" style:font-weight-complex="bold"/>
    </style:style>
    <style:style style:name="T6" style:family="text">
      <style:text-properties officeooo:rsid="001a6de9"/>
    </style:style>
    <style:style style:name="T7" style:family="text">
      <style:text-properties officeooo:rsid="001c904f"/>
    </style:style>
    <style:style style:name="T8" style:family="text">
      <style:text-properties officeooo:rsid="001db125"/>
    </style:style>
    <style:style style:name="T9" style:family="text">
      <style:text-properties officeooo:rsid="001df81b"/>
    </style:style>
    <style:style style:name="T10" style:family="text">
      <style:text-properties officeooo:rsid="0024fbf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 ~ 20s</text:p>
      <text:p text:style-name="P3"/>
      <text:p text:style-name="P3">I'm looking forward to sharing with you the new R package that <text:span text:style-name="T2">I've developed with Denis Lepage from Bird Studies Canada.</text:span></text:p>
      <text:p text:style-name="P3"/>
      <text:p text:style-name="P1">NatureCounts ~ 1min 20s</text:p>
      <text:p text:style-name="P3"/>
      <text:list xml:id="list1978519087" text:style-name="L1">
        <text:list-item>
          <text:p text:style-name="P4">NatureCounts is an online repository of <text:span text:style-name="T2">plant and animal population data managed by Bird Studies Canada.</text:span></text:p>
        </text:list-item>
        <text:list-item>
          <text:p text:style-name="P4">Data are stored in a <text:span text:style-name="T2">standardized format based on DarwinCore</text:span></text:p>
        </text:list-item>
        <text:list-item>
          <text:p text:style-name="P5"><text:span text:style-name="T6">And currently i</text:span>t has over 128 million records from over 400 different sources </text:p>
        </text:list-item>
        <text:list-item>
          <text:p text:style-name="P5"><text:span text:style-name="T5">mostly </text:span><text:span text:style-name="T2">generated by volunteer surveys</text:span> and research projects across Canada <text:span text:style-name="T6">(such Breeding bird Atlas, Christmas Bird count)</text:span> </text:p>
        </text:list-item>
        <text:list-item>
          <text:p text:style-name="P2"><text:span text:style-name="T6">What’s also really great about this repository, is that it’s being used!</text:span></text:p>
        </text:list-item>
        <text:list-item>
          <text:p text:style-name="P5">Thousands of researchers have made requests resulting billions of total record requests so far</text:p>
        </text:list-item>
      </text:list>
      <text:p text:style-name="P3"/>
      <text:p text:style-name="P3"><text:span text:style-name="T2">Now the goals of this repository</text:span></text:p>
      <text:p text:style-name="P3"/>
      <text:list xml:id="list339246876" text:style-name="L2">
        <text:list-item>
          <text:p text:style-name="P6">safely archiving data</text:p>
        </text:list-item>
        <text:list-item>
          <text:p text:style-name="P6">facilitating data entry from various sources (including data entry tools)</text:p>
        </text:list-item>
        <text:list-item>
          <text:p text:style-name="P6">facilitating access of raw data by everyone in support of research, conservation, and education;</text:p>
        </text:list-item>
        <text:list-item>
          <text:p text:style-name="P6">developing tools to facilitate data exploration, analysis, interpretation, provide support for decision-making</text:p>
        </text:list-item>
      </text:list>
      <text:p text:style-name="P3"/>
      <text:p text:style-name="P1"><text:soft-page-break/><text:span text:style-name="T1">`</text:span>naturecounts` - 2min 30s</text:p>
      <text:p text:style-name="P3"/>
      <text:p text:style-name="P3"><text:span text:style-name="T2">For those of you that are unfamiliar, R is a free and open source statistical programming language used by many researchers in the natural sciences (among other fields).</text:span></text:p>
      <text:p text:style-name="P3"/>
      <text:p text:style-name="P3">This R package accesses the API and allows users to <text:span text:style-name="T2">download data</text:span> either as a data frame (in R) or to a local SQLite database. </text:p>
      <text:p text:style-name="P3"/>
      <text:p text:style-name="P3">Users can <text:span text:style-name="T2">access metadata</text:span> and we also provide some tools for format<text:span text:style-name="T7">t</text:span>ing dates, and zero-filling the data and <text:span text:style-name="T8">we </text:span>hope to add future tools to facilitate data analysis.</text:p>
      <text:p text:style-name="P3"/>
      <text:p text:style-name="P3">The <text:span text:style-name="T2">best thing</text:span> about this package is that it provides quick and, more importantly, reproducible access to the data.</text:p>
      <text:p text:style-name="P3"/>
      <text:p text:style-name="P7">Here we have a <text:span text:style-name="T2">basic usage</text:span> example in your R script, you would load the package, find the species id you’re interested in, and either download as a data frame, or directly to a SQLite database.</text:p>
      <text:p text:style-name="P7"/>
      <text:p text:style-name="P8">You'll <text:span text:style-name="T4">also </text:span><text:span text:style-name="T2">see that a username is required</text:span> (here we have the 'sample' username).</text:p>
      <text:p text:style-name="P8"/>
      <text:p text:style-name="P8"><text:span text:style-name="T2">Users can sign up for access on naturecounts.ca</text:span>. Initially they'll have access to a basic <text:span text:style-name="T8">data</text:span>set, but they can also request access to other datasets. As this access is reviewed and approved, they'll be given request Ids that can then be used in the R package to directly download newly accessible data <text:span text:style-name="T8">as and when it becomes available</text:span>.</text:p>
      <text:p text:style-name="P3"><text:soft-page-break/></text:p>
      <text:p text:style-name="P3">The package <text:span text:style-name="T3">source </text:span><text:span text:style-name="T2">can be found on GitHub</text:span> and we also have a <text:span text:style-name="T2">support site with Tutorials, Vignettes, and examples</text:span> to help users get started.</text:p>
      <text:p text:style-name="P3"/>
      <text:p text:style-name="P3">As for <text:span text:style-name="T2">development stage</text:span>, with respe<text:span text:style-name="T9">c</text:span>t to downloading data, I'd say we're at the Alpha phase, and with data tools to facilitate analysis we're still mostly in development.</text:p>
      <text:p text:style-name="P3"/>
      <text:p text:style-name="P3">We'd love to hear from anyone giving the package a try, or with comments or suggestions for features or feedback on usability!</text:p>
      <text:p text:style-name="P3"/>
      <text:p text:style-name="P3">So that is my quick introduction to naturecounts! Please find me if you have any questions or comments, I have cards with quick information on how to get started with the naturecounts package.</text:p>
      <text:p text:style-name="P3"/>
      <text:p text:style-name="P3"/>
      <text:p text:style-name="P3"/>
      <text:p text:style-name="P3"/>
      <text:p text:style-name="P3"/>
      <text:p text:style-name="P9"><text:span text:style-name="T10">Extra</text:span></text:p>
      <text:p text:style-name="P9">- educate the public on the dynamics of bird populations</text:p>
      <text:p text:style-name="P3">- provide interactive decision-making tools for land managers</text:p>
      <text:p text:style-name="P3">- make available a data resource for scientific research</text:p>
      <text:p text:style-name="P3">- advance new exploratory analysis techniques to study bird population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style:page-number="auto"/>
      <style:text-properties fo:font-size="16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401cm" fo:margin-bottom="1.401cm" fo:margin-left="1.401cm" fo:margin-right="1.4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4T11:34:56.374939574</meta:creation-date>
    <dc:date>2019-05-24T16:03:22.373657012</dc:date>
    <meta:editing-duration>PT14M8S</meta:editing-duration>
    <meta:editing-cycles>10</meta:editing-cycles>
    <meta:generator>LibreOffice/6.0.7.3$Linux_X86_64 LibreOffice_project/00m0$Build-3</meta:generator>
    <meta:print-date>2019-05-24T12:10:45.314456023</meta:print-date>
    <meta:document-statistic meta:table-count="0" meta:image-count="0" meta:object-count="0" meta:page-count="3" meta:paragraph-count="31" meta:word-count="523" meta:character-count="3122" meta:non-whitespace-character-count="2637"/>
  </office:meta>
</office:document-meta>
</file>